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60ee1" officeooo:paragraph-rsid="00066e93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4pt" fo:font-weight="normal" officeooo:rsid="00066e93" officeooo:paragraph-rsid="00066e93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8563c" officeooo:paragraph-rsid="0008563c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8563c" officeooo:paragraph-rsid="000fcf84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9dda0" officeooo:paragraph-rsid="0009dda0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b187c" officeooo:paragraph-rsid="000b187c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01aff" officeooo:paragraph-rsid="00195ace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17dd8" officeooo:paragraph-rsid="00117dd8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40519" officeooo:paragraph-rsid="00140519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5df75" officeooo:paragraph-rsid="0015df75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8bb87" officeooo:paragraph-rsid="001a6e44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officeooo:rsid="000b187c" officeooo:paragraph-rsid="000b187c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29b66" officeooo:paragraph-rsid="00129b66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5df75" officeooo:paragraph-rsid="0018bb87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72a08" officeooo:paragraph-rsid="00172a08" style:font-size-asian="12.25pt" style:font-weight-asian="bold" style:font-size-complex="14pt" style:font-weight-complex="bold"/>
    </style:style>
    <style:style style:name="P16" style:family="paragraph" style:parent-style-name="Standard">
      <style:text-properties fo:font-size="14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text-properties fo:font-size="14pt" fo:font-style="italic" fo:font-weight="bold" officeooo:rsid="00172a08" officeooo:paragraph-rsid="00172a08" style:font-size-asian="12.25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text-properties fo:font-size="14pt" fo:font-style="italic" fo:font-weight="bold" officeooo:rsid="00181a8f" officeooo:paragraph-rsid="00181a8f" style:font-size-asian="12.25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text-properties fo:font-size="12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20" style:family="paragraph" style:parent-style-name="Standard">
      <style:text-properties fo:font-size="12pt" fo:font-style="italic" fo:font-weight="bold" officeooo:rsid="001ead3a" officeooo:paragraph-rsid="001ead3a" style:font-size-asian="12.25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text-properties fo:font-size="12pt" fo:font-style="italic" fo:font-weight="bold" officeooo:rsid="00211238" officeooo:paragraph-rsid="00211238" style:font-size-asian="12.25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text-properties officeooo:paragraph-rsid="00284af0"/>
    </style:style>
    <style:style style:name="P23" style:family="paragraph" style:parent-style-name="Standard">
      <style:text-properties officeooo:paragraph-rsid="00292b2f"/>
    </style:style>
    <style:style style:name="P24" style:family="paragraph" style:parent-style-name="Standard">
      <style:text-properties officeooo:paragraph-rsid="0029c737"/>
    </style:style>
    <style:style style:name="P25" style:family="paragraph" style:parent-style-name="Standard">
      <style:text-properties officeooo:paragraph-rsid="002a76e5"/>
    </style:style>
    <style:style style:name="P26" style:family="paragraph" style:parent-style-name="Standard">
      <style:text-properties officeooo:paragraph-rsid="002ba18b"/>
    </style:style>
    <style:style style:name="P27" style:family="paragraph" style:parent-style-name="Standard">
      <style:text-properties officeooo:paragraph-rsid="002f0587"/>
    </style:style>
    <style:style style:name="P28" style:family="paragraph" style:parent-style-name="Standard">
      <style:text-properties officeooo:paragraph-rsid="00316afb"/>
    </style:style>
    <style:style style:name="P29" style:family="paragraph" style:parent-style-name="Standard">
      <style:text-properties officeooo:paragraph-rsid="0037e801"/>
    </style:style>
    <style:style style:name="P30" style:family="paragraph" style:parent-style-name="Standard">
      <style:text-properties officeooo:paragraph-rsid="0038c5ff"/>
    </style:style>
    <style:style style:name="P31" style:family="paragraph" style:parent-style-name="Standard">
      <style:text-properties fo:font-weight="bold" style:font-weight-asian="bold" style:font-weight-complex="bold"/>
    </style:style>
    <style:style style:name="P3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font-style="italic" fo:font-weight="bold" officeooo:rsid="00441286" officeooo:paragraph-rsid="00441286" style:font-style-asian="italic" style:font-weight-asian="bold" style:font-style-complex="italic" style:font-weight-complex="bold"/>
    </style:style>
    <style:style style:name="P34" style:family="paragraph" style:parent-style-name="Standard">
      <style:text-properties officeooo:paragraph-rsid="00441286"/>
    </style:style>
    <style:style style:name="P35" style:family="paragraph" style:parent-style-name="Standard">
      <style:text-properties fo:font-size="18pt" style:text-underline-style="solid" style:text-underline-width="auto" style:text-underline-color="font-color" fo:font-weight="bold" officeooo:rsid="0049572d" officeooo:paragraph-rsid="0049572d" style:font-size-asian="12.25pt" style:font-weight-asian="bold" style:font-size-complex="14pt" style:font-weight-complex="bold"/>
    </style:style>
    <style:style style:name="P36" style:family="paragraph" style:parent-style-name="Standard">
      <style:text-properties officeooo:paragraph-rsid="004ad10b"/>
    </style:style>
    <style:style style:name="P37" style:family="paragraph" style:parent-style-name="Standard"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>
        <style:tab-stops>
          <style:tab-stop style:position="1.9583in"/>
        </style:tab-stops>
      </style:paragraph-properties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39" style:family="paragraph" style:parent-style-name="Heading_20_3">
      <style:text-properties officeooo:paragraph-rsid="0038ae19"/>
    </style:style>
    <style:style style:name="P40" style:family="paragraph" style:parent-style-name="Heading_20_3">
      <style:text-properties officeooo:paragraph-rsid="0038c5ff"/>
    </style:style>
    <style:style style:name="P41" style:family="paragraph" style:parent-style-name="Heading_20_3">
      <style:text-properties fo:font-weight="bold" style:font-weight-asian="bold" style:font-weight-complex="bold"/>
    </style:style>
    <style:style style:name="P42" style:family="paragraph" style:parent-style-name="Heading_20_3">
      <style:text-properties officeooo:paragraph-rsid="004ad10b"/>
    </style:style>
    <style:style style:name="P43" style:family="paragraph" style:parent-style-name="Standard">
      <style:text-properties fo:font-size="14pt" fo:font-weight="normal" officeooo:rsid="0025c709" officeooo:paragraph-rsid="0025c709" style:font-size-asian="12.25pt" style:font-weight-asian="normal" style:font-size-complex="14pt" style:font-weight-complex="normal"/>
    </style:style>
    <style:style style:name="P44" style:family="paragraph" style:parent-style-name="Standard">
      <style:text-properties fo:font-size="14pt" fo:font-weight="normal" officeooo:rsid="00507460" officeooo:paragraph-rsid="00507460" style:font-size-asian="12.25pt" style:font-weight-asian="normal" style:font-size-complex="14pt" style:font-weight-complex="normal"/>
    </style:style>
    <style:style style:name="P45" style:family="paragraph" style:parent-style-name="Standard">
      <style:text-properties fo:font-size="14pt" fo:font-weight="bold" officeooo:rsid="004d16a0" officeooo:paragraph-rsid="004d16a0" style:font-size-asian="12.25pt" style:font-weight-asian="bold" style:font-size-complex="14pt" style:font-weight-complex="bold"/>
    </style:style>
    <style:style style:name="P46" style:family="paragraph" style:parent-style-name="Standard">
      <style:text-properties fo:font-size="14pt" fo:font-weight="bold" officeooo:rsid="00507460" officeooo:paragraph-rsid="00507460" style:font-size-asian="12.25pt" style:font-weight-asian="bold" style:font-size-complex="14pt" style:font-weight-complex="bold"/>
    </style:style>
    <style:style style:name="T1" style:family="text">
      <style:text-properties fo:font-size="28pt"/>
    </style:style>
    <style:style style:name="T2" style:family="text">
      <style:text-properties officeooo:rsid="00066e93"/>
    </style:style>
    <style:style style:name="T3" style:family="text">
      <style:text-properties officeooo:rsid="000764bc"/>
    </style:style>
    <style:style style:name="T4" style:family="text">
      <style:text-properties fo:font-size="14pt" fo:font-style="normal" fo:font-weight="bold" officeooo:rsid="00284af0" style:font-size-asian="12.25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font-style="normal" fo:font-weight="bold" officeooo:rsid="002993e1" style:font-size-asian="12.25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4pt" fo:font-style="normal" fo:font-weight="bold" officeooo:rsid="0034160d" style:font-size-asian="12.25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4pt" fo:font-style="normal" fo:font-weight="normal" officeooo:rsid="00284af0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292b2f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officeooo:rsid="000d398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764bc" style:font-weight-asian="bold" style:font-weight-complex="bold"/>
    </style:style>
    <style:style style:name="T12" style:family="text">
      <style:text-properties fo:font-weight="bold" officeooo:rsid="0018bb87" style:font-weight-asian="bold" style:font-weight-complex="bold"/>
    </style:style>
    <style:style style:name="T13" style:family="text">
      <style:text-properties fo:font-weight="bold" officeooo:rsid="00441286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bold" officeooo:rsid="0022fcd9" style:font-style-asian="italic" style:font-weight-asian="bold" style:font-style-complex="italic" style:font-weight-complex="bold"/>
    </style:style>
    <style:style style:name="T16" style:family="text">
      <style:text-properties officeooo:rsid="0022fcd9"/>
    </style:style>
    <style:style style:name="T17" style:family="text">
      <style:text-properties style:font-name="Liberation Serif" fo:font-size="12pt" fo:font-style="italic" fo:font-weight="bold" officeooo:rsid="00292b2f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style:font-name="Liberation Serif" fo:font-size="12pt" fo:font-style="italic" fo:font-weight="bold" officeooo:rsid="0029c737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style:font-name="Liberation Serif" fo:font-size="12pt" fo:font-style="italic" fo:font-weight="bold" officeooo:rsid="002a76e5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style:font-name="Liberation Serif" fo:font-size="12pt" fo:font-style="italic" fo:font-weight="bold" officeooo:rsid="002ba18b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style:font-name="Liberation Serif" fo:font-size="12pt" fo:font-style="italic" fo:font-weight="bold" officeooo:rsid="002f0587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style:font-name="Liberation Serif" fo:font-size="12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style:font-name="Liberation Serif" fo:font-size="12pt" fo:font-style="normal" fo:font-weight="bold" officeooo:rsid="0037e801" style:font-size-asian="16pt" style:font-style-asian="normal" style:font-weight-asian="bold" style:font-size-complex="16pt" style:font-style-complex="normal" style:font-weight-complex="bold"/>
    </style:style>
    <style:style style:name="T24" style:family="text">
      <style:text-properties style:font-name="Liberation Serif" fo:font-size="12pt" fo:font-style="normal" fo:font-weight="bold" officeooo:rsid="0038ae19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style:font-name="Liberation Serif" fo:font-size="12pt" fo:font-style="normal" fo:font-weight="bold" officeooo:rsid="0038c5ff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style:font-name="Liberation Serif" fo:font-size="12pt" fo:font-style="normal" fo:font-weight="bold" officeooo:rsid="003bb28a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style:font-name="Liberation Serif" fo:font-size="12pt" fo:font-style="normal" fo:font-weight="bold" officeooo:rsid="003f2a74" style:font-size-asian="16pt" style:font-style-asian="normal" style:font-weight-asian="bold" style:font-size-complex="16pt" style:font-style-complex="normal" style:font-weight-complex="bold"/>
    </style:style>
    <style:style style:name="T28" style:family="text">
      <style:text-properties style:font-name="Liberation Serif" fo:font-size="12pt" fo:font-style="normal" fo:font-weight="bold" officeooo:rsid="0040bb77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style:font-name="Liberation Serif" fo:font-size="16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style:font-name="Liberation Serif" fo:font-size="16pt" fo:font-style="normal" fo:font-weight="normal" officeooo:rsid="002ba18b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Liberation Serif" fo:font-size="16pt" fo:font-style="normal" fo:font-weight="normal" officeooo:rsid="002d676d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Liberation Serif" fo:font-size="16pt" fo:font-style="normal" style:text-underline-style="solid" style:text-underline-width="auto" style:text-underline-color="font-color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style:font-name="Liberation Serif" fo:font-size="18pt" fo:font-style="normal" fo:font-weight="bold" officeooo:rsid="004ad10b" style:font-style-asian="normal" style:font-weight-asian="bold" style:font-style-complex="normal" style:font-weight-complex="bold"/>
    </style:style>
    <style:style style:name="T34" style:family="text">
      <style:text-properties officeooo:rsid="0041041f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47ef8c" style:font-style-asian="normal" style:font-style-complex="normal"/>
    </style:style>
    <style:style style:name="T37" style:family="text">
      <style:text-properties fo:font-size="10pt" fo:font-style="italic" fo:font-weight="bold" officeooo:rsid="00441286" style:font-style-asian="italic" style:font-weight-asian="bold" style:font-style-complex="italic" style:font-weight-complex="bold"/>
    </style:style>
    <style:style style:name="T38" style:family="text">
      <style:text-properties style:font-name="Liberation Mono" fo:font-size="18pt" fo:font-style="normal" fo:font-weight="bold" officeooo:rsid="004ad10b" style:font-style-asian="normal" style:font-weight-asian="bold" style:font-style-complex="normal" style:font-weight-complex="bold"/>
    </style:style>
    <style:style style:name="T39" style:family="text">
      <style:text-properties style:font-name="Liberation Mono" fo:font-size="10pt" fo:font-style="italic" fo:font-weight="bold" officeooo:rsid="004ad10b" style:font-style-asian="italic" style:font-weight-asian="bold" style:font-style-complex="italic" style:font-weight-complex="bold"/>
    </style:style>
    <style:style style:name="T40" style:family="text">
      <style:text-properties officeooo:rsid="004ef6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&lt;&lt;&lt;…<text:span text:style-name="T1">Jquery Function and Event</text:span>… &gt;&gt;&gt;&gt;<text:line-break/><text:line-break/><text:span text:style-name="T2">Functions:</text:span></text:p>
      <text:p text:style-name="P2"><text:span text:style-name="T3">1)</text:span><text:span text:style-name="T11"> </text:span><text:span text:style-name="T10">$.isNumeric</text:span>(data): it use to check numeric <text:s/>data.</text:p>
      <text:p text:style-name="P43"><text:span text:style-name="T10">$.trim(data)</text:span>: This method work as a trim data</text:p>
      <text:p text:style-name="P45">$.isArray(get_number)</text:p>
      <text:p text:style-name="P45"><text:span text:style-name="T40">//array to string convert:</text:span></text:p>
      <text:p text:style-name="P44"><text:s/>var fruits = ["Banana", "Orange", "Apple", "Mango"];</text:p>
      <text:p text:style-name="P46"><text:s text:c="2"/>var x = fruits.toString();</text:p>
      <text:p text:style-name="P3">2) <text:span text:style-name="T10">setInterval</text:span>(function(){autosave() },10000);</text:p>
      <text:p text:style-name="P3"><text:span text:style-name="T10">closeIntervel</text:span>(interverlClose)</text:p>
      <text:p text:style-name="P3"><text:span text:style-name="T10">setTimeout</text:span>( function(){autosave() },10000)</text:p>
      <text:p text:style-name="P4"><text:span text:style-name="T10">closeTimeout</text:span>(interverlClose)</text:p>
      <text:p text:style-name="P3"/>
      <text:p text:style-name="P5">3) <text:span text:style-name="T10">each(): </text:span><text:span text:style-name="T9">each funtion work as a loop</text:span></text:p>
      <text:p text:style-name="P12">example: </text:p>
      <text:p text:style-name="P6">&lt;script&gt;</text:p>
      <text:p text:style-name="P12">$(document).ready(function(){</text:p>
      <text:p text:style-name="P12"><text:s text:c="2"/>$("button").click(function(){</text:p>
      <text:p text:style-name="P12"><text:s text:c="4"/>$("li").each(function(){</text:p>
      <text:p text:style-name="P12"><text:s text:c="6"/>alert($(this).text())</text:p>
      <text:p text:style-name="P12"><text:s text:c="4"/>});</text:p>
      <text:p text:style-name="P12"><text:s text:c="2"/>});</text:p>
      <text:p text:style-name="P12">});</text:p>
      <text:p text:style-name="P6">&lt;/script&gt;</text:p>
      <text:p text:style-name="P6">&lt;/head&gt;</text:p>
      <text:p text:style-name="P6">&lt;body&gt;</text:p>
      <text:p text:style-name="P6"/>
      <text:p text:style-name="P6">&lt;button&gt;Alert the value of each list item&lt;/button&gt;</text:p>
      <text:p text:style-name="P6"/>
      <text:p text:style-name="P6">&lt;ul&gt;</text:p>
      <text:p text:style-name="P6"><text:s text:c="2"/>&lt;li&gt;Coffee&lt;/li&gt;</text:p>
      <text:p text:style-name="P6"><text:s text:c="2"/>&lt;li&gt;Milk&lt;/li&gt;</text:p>
      <text:p text:style-name="P6"><text:s text:c="2"/>&lt;li&gt;Soda&lt;/li&gt;</text:p>
      <text:p text:style-name="P6">&lt;/ul&gt;</text:p>
      <text:p text:style-name="P6"/>
      <text:p text:style-name="P35">CONDITION:</text:p>
      <text:p text:style-name="P7">4) <text:span text:style-name="T10">is(),</text:span><text:span text:style-name="T12">hasClass()</text:span>: this funtrion work as a condition <text:span text:style-name="T16">and also return </text:span><text:span text:style-name="T15">true/false</text:span>.</text:p>
      <text:p text:style-name="P8">Example:</text:p>
      <text:p text:style-name="P9"><text:soft-page-break/>radio button checked or not</text:p>
      <text:p text:style-name="P13">if($("#exampleRadios1").is(":checked"))</text:p>
      <text:p text:style-name="P13"><text:tab/>{</text:p>
      <text:p text:style-name="P13"><text:tab/><text:tab/>$('#exampleRadios1').addClass('my-radio');</text:p>
      <text:p text:style-name="P13"><text:tab/><text:tab/>$('#exampleRadios2').removeClass('my-radio');</text:p>
      <text:p text:style-name="P13"><text:tab/><text:tab/>$("#ext_camp").hide();</text:p>
      <text:p text:style-name="P13"><text:tab/>}</text:p>
      <text:p text:style-name="P13">})</text:p>
      <text:p text:style-name="P13"/>
      <text:p text:style-name="P11">hasClass() Exmaple:</text:p>
      <text:p text:style-name="P19">&lt;script&gt;</text:p>
      <text:p text:style-name="P19">$(document).ready(function(){</text:p>
      <text:p text:style-name="P19"><text:s text:c="2"/>$("button").click(function(){</text:p>
      <text:p text:style-name="P19"><text:s text:c="4"/>alert($("p").hasClass("intro"));</text:p>
      <text:p text:style-name="P19"><text:s text:c="2"/>});</text:p>
      <text:p text:style-name="P19">});</text:p>
      <text:p text:style-name="P19">&lt;/script&gt;</text:p>
      <text:p text:style-name="P20">&lt;p class="intro"&gt;This is a paragraph.&lt;/p&gt;</text:p>
      <text:p text:style-name="P20">&lt;p&gt;This is another paragraph.&lt;/p&gt;</text:p>
      <text:p text:style-name="P20"/>
      <text:p text:style-name="P21">output: “true”</text:p>
      <text:p text:style-name="P16"/>
      <text:p text:style-name="P16"/>
      <text:p text:style-name="P14">5)addClass(), removeClass(),toggleClass(),<text:line-break/></text:p>
      <text:p text:style-name="P10">Example</text:p>
      <text:p text:style-name="P15"><text:tab/><text:span text:style-name="T14">$('#exampleRadios2').addClass('my-radio');</text:span></text:p>
      <text:p text:style-name="P17"><text:tab/>$('#exampleRadios1').removeClass('my-radio');</text:p>
      <text:p text:style-name="P18"><text:s/>$("#status-options").toggleClass("active");</text:p>
      <text:p text:style-name="P18"/>
      <text:p text:style-name="P18"/>
      <text:p text:style-name="P22"><text:span text:style-name="T4">6)</text:span><text:span text:style-name="Source_20_Text"><text:span text:style-name="T4">append(),prepend(),after(),before(),</text:span></text:span><text:span text:style-name="Source_20_Text"><text:span text:style-name="T5">appendTo(),</text:span></text:span><text:span text:style-name="Source_20_Text"><text:span text:style-name="T6">prependTo()</text:span></text:span><text:span text:style-name="Source_20_Text"><text:span text:style-name="T5">;</text:span></text:span></text:p>
      <text:p text:style-name="P22"><text:span text:style-name="Source_20_Text"><text:span text:style-name="T4"/></text:span></text:p>
      <text:p text:style-name="P23"><text:span text:style-name="Source_20_Text"><text:span text:style-name="T7">append(),prepend() </text:span></text:span><text:span text:style-name="Source_20_Text"><text:span text:style-name="T8">Example:</text:span></text:span></text:p>
      <text:p text:style-name="P23"><text:span text:style-name="Source_20_Text"><text:span text:style-name="T8"/></text:span></text:p>
      <text:p text:style-name="P23"><text:span text:style-name="Source_20_Text"><text:span text:style-name="T17">&lt;script&gt;</text:span></text:span></text:p>
      <text:p text:style-name="P23"><text:span text:style-name="Source_20_Text"><text:span text:style-name="T17">$(document).ready(function(){</text:span></text:span></text:p>
      <text:p text:style-name="P23"><text:span text:style-name="Source_20_Text"><text:span text:style-name="T17"><text:s text:c="2"/>$("#btn1").click(function(){</text:span></text:span></text:p>
      <text:p text:style-name="P23"><text:span text:style-name="Source_20_Text"><text:span text:style-name="T17"><text:s text:c="4"/>$("p").append(" &lt;b&gt;Appended text&lt;/b&gt;."); </text:span></text:span><text:span text:style-name="Source_20_Text"><text:span text:style-name="T18">or</text:span></text:span></text:p>
      <text:p text:style-name="P24"><text:span text:style-name="Source_20_Text"><text:span text:style-name="T17">$("p").</text:span></text:span><text:span text:style-name="Source_20_Text"><text:span text:style-name="T18">prepend</text:span></text:span><text:span text:style-name="Source_20_Text"><text:span text:style-name="T17">(" &lt;b&gt;Appended text&lt;/b&gt;.");</text:span></text:span></text:p>
      <text:p text:style-name="P23"><text:span text:style-name="Source_20_Text"><text:span text:style-name="T17"><text:s text:c="2"/>});</text:span></text:span></text:p>
      <text:p text:style-name="P23"><text:span text:style-name="Source_20_Text"><text:span text:style-name="T17"/></text:span></text:p>
      <text:p text:style-name="P23"><text:span text:style-name="Source_20_Text"><text:span text:style-name="T17"><text:s text:c="2"/>$("#btn2").click(function(){</text:span></text:span></text:p>
      <text:p text:style-name="P23"><text:soft-page-break/><text:span text:style-name="Source_20_Text"><text:span text:style-name="T17"><text:s text:c="4"/>$("ol").append("&lt;li&gt;Appended item&lt;/li&gt;"); </text:span></text:span><text:span text:style-name="Source_20_Text"><text:span text:style-name="T19">or</text:span></text:span></text:p>
      <text:p text:style-name="P25"><text:span text:style-name="Source_20_Text"><text:span text:style-name="T17">$("ol").</text:span></text:span><text:span text:style-name="Source_20_Text"><text:span text:style-name="T19">prepend</text:span></text:span><text:span text:style-name="Source_20_Text"><text:span text:style-name="T17">("&lt;li&gt;Appended item&lt;/li&gt;");</text:span></text:span></text:p>
      <text:p text:style-name="P23"><text:span text:style-name="Source_20_Text"><text:span text:style-name="T17"><text:s text:c="2"/>});</text:span></text:span></text:p>
      <text:p text:style-name="P23"><text:span text:style-name="Source_20_Text"><text:span text:style-name="T17">});</text:span></text:span></text:p>
      <text:p text:style-name="P23"><text:span text:style-name="Source_20_Text"><text:span text:style-name="T17">&lt;/script&gt;</text:span></text:span></text:p>
      <text:p text:style-name="P23"><text:span text:style-name="Source_20_Text"><text:span text:style-name="T17">&lt;/head&gt;</text:span></text:span></text:p>
      <text:p text:style-name="P23"><text:span text:style-name="Source_20_Text"><text:span text:style-name="T17">&lt;body&gt;</text:span></text:span></text:p>
      <text:p text:style-name="P23"><text:span text:style-name="Source_20_Text"><text:span text:style-name="T17"/></text:span></text:p>
      <text:p text:style-name="P23"><text:span text:style-name="Source_20_Text"><text:span text:style-name="T17">&lt;p&gt;This is a paragraph.&lt;/p&gt;</text:span></text:span></text:p>
      <text:p text:style-name="P23"><text:span text:style-name="Source_20_Text"><text:span text:style-name="T17">&lt;p&gt;This is another paragraph.&lt;/p&gt;</text:span></text:span></text:p>
      <text:p text:style-name="P23"><text:span text:style-name="Source_20_Text"><text:span text:style-name="T17"/></text:span></text:p>
      <text:p text:style-name="P23"><text:span text:style-name="Source_20_Text"><text:span text:style-name="T17">&lt;ol&gt;</text:span></text:span></text:p>
      <text:p text:style-name="P23"><text:span text:style-name="Source_20_Text"><text:span text:style-name="T17"><text:s text:c="2"/>&lt;li&gt;List item 1&lt;/li&gt;</text:span></text:span></text:p>
      <text:p text:style-name="P23"><text:span text:style-name="Source_20_Text"><text:span text:style-name="T17"><text:s text:c="2"/>&lt;li&gt;List item 2&lt;/li&gt;</text:span></text:span></text:p>
      <text:p text:style-name="P23"><text:span text:style-name="Source_20_Text"><text:span text:style-name="T17"><text:s text:c="2"/>&lt;li&gt;List item 3&lt;/li&gt;</text:span></text:span></text:p>
      <text:p text:style-name="P23"><text:span text:style-name="Source_20_Text"><text:span text:style-name="T17">&lt;/ol&gt;</text:span></text:span></text:p>
      <text:p text:style-name="P23"><text:span text:style-name="Source_20_Text"><text:span text:style-name="T17"/></text:span></text:p>
      <text:p text:style-name="P23"><text:span text:style-name="Source_20_Text"><text:span text:style-name="T17">&lt;button id="btn1"&gt;Append text&lt;/button&gt;</text:span></text:span></text:p>
      <text:p text:style-name="P23"><text:span text:style-name="Source_20_Text"><text:span text:style-name="T17">&lt;button id="btn2"&gt;Append list items&lt;/button&gt;</text:span></text:span></text:p>
      <text:p text:style-name="P23"><text:span text:style-name="Source_20_Text"><text:span text:style-name="T17"/></text:span></text:p>
      <text:p text:style-name="P26"><text:span text:style-name="Source_20_Text"><text:span text:style-name="T30">appendTo(), </text:span></text:span><text:span text:style-name="Source_20_Text"><text:span text:style-name="T31">prependTo()</text:span></text:span><text:span text:style-name="Source_20_Text"><text:span text:style-name="T30"> Example:</text:span></text:span></text:p>
      <text:p text:style-name="P26"><text:span text:style-name="Source_20_Text"><text:span text:style-name="T20">&lt;script&gt;</text:span></text:span></text:p>
      <text:p text:style-name="P26"><text:span text:style-name="Source_20_Text"><text:span text:style-name="T20">$(document).ready(function(){</text:span></text:span></text:p>
      <text:p text:style-name="P26"><text:span text:style-name="Source_20_Text"><text:span text:style-name="T20"><text:s text:c="2"/>$("button").click(function(){</text:span></text:span></text:p>
      <text:p text:style-name="P26"><text:span text:style-name="Source_20_Text"><text:span text:style-name="T20"><text:s text:c="4"/>$("&lt;span&gt;Hello World!&lt;/span&gt;").appendTo("p"); </text:span></text:span><text:span text:style-name="Source_20_Text"><text:span text:style-name="T21">or</text:span></text:span></text:p>
      <text:p text:style-name="P27"><text:span text:style-name="Source_20_Text"><text:span text:style-name="T20">$("&lt;span&gt;Hello World!&lt;/span&gt;").</text:span></text:span><text:span text:style-name="Source_20_Text"><text:span text:style-name="T21">prepend</text:span></text:span><text:span text:style-name="Source_20_Text"><text:span text:style-name="T20">To("p");</text:span></text:span></text:p>
      <text:p text:style-name="P26"><text:span text:style-name="Source_20_Text"><text:span text:style-name="T20"><text:s text:c="2"/>});</text:span></text:span></text:p>
      <text:p text:style-name="P26"><text:span text:style-name="Source_20_Text"><text:span text:style-name="T20">});</text:span></text:span></text:p>
      <text:p text:style-name="P26"><text:span text:style-name="Source_20_Text"><text:span text:style-name="T20">&lt;/script&gt;</text:span></text:span></text:p>
      <text:p text:style-name="P26"><text:span text:style-name="Source_20_Text"><text:span text:style-name="T20">&lt;/head&gt;</text:span></text:span></text:p>
      <text:p text:style-name="P26"><text:span text:style-name="Source_20_Text"><text:span text:style-name="T20">&lt;body&gt;</text:span></text:span></text:p>
      <text:p text:style-name="P26"><text:span text:style-name="Source_20_Text"><text:span text:style-name="T20"/></text:span></text:p>
      <text:p text:style-name="P26"><text:span text:style-name="Source_20_Text"><text:span text:style-name="T20">&lt;button&gt;Insert span element at the end of each p element&lt;/button&gt;</text:span></text:span></text:p>
      <text:p text:style-name="P26"><text:span text:style-name="Source_20_Text"><text:span text:style-name="T20"/></text:span></text:p>
      <text:p text:style-name="P26"><text:span text:style-name="Source_20_Text"><text:span text:style-name="T20">&lt;p&gt;This is a paragraph.&lt;/p&gt;</text:span></text:span></text:p>
      <text:p text:style-name="P26"><text:span text:style-name="Source_20_Text"><text:span text:style-name="T20">&lt;p&gt;This is another paragraph.&lt;/p&gt;</text:span></text:span></text:p>
      <text:p text:style-name="P26"><text:span text:style-name="Source_20_Text"><text:span text:style-name="T20"/></text:span></text:p>
      <text:p text:style-name="P28"><text:span text:style-name="Source_20_Text"><text:span text:style-name="T29">7) </text:span></text:span><text:span text:style-name="Source_20_Text"><text:span text:style-name="T32">prop() function…………………………………………………</text:span></text:span></text:p>
      <text:p text:style-name="P28"><text:span text:style-name="Source_20_Text"><text:span text:style-name="T29">Example:</text:span></text:span></text:p>
      <text:p text:style-name="P28"><text:span text:style-name="Source_20_Text"><text:span text:style-name="T29"/></text:span></text:p>
      <text:p text:style-name="P28"><text:span text:style-name="Source_20_Text"><text:span text:style-name="T22">&lt;script&gt;</text:span></text:span></text:p>
      <text:p text:style-name="P28"><text:span text:style-name="Source_20_Text"><text:span text:style-name="T22">$(document).ready(function(){</text:span></text:span></text:p>
      <text:p text:style-name="P28"><text:span text:style-name="Source_20_Text"><text:span text:style-name="T22"><text:s text:c="2"/>$("button").click(function(){</text:span></text:span></text:p>
      <text:p text:style-name="P28"><text:span text:style-name="Source_20_Text"><text:span text:style-name="T22"><text:s text:c="4"/>var $x = $("div");</text:span></text:span></text:p>
      <text:p text:style-name="P28"><text:span text:style-name="Source_20_Text"><text:span text:style-name="T22"><text:s text:c="4"/>$x.prop("color", "FF0000");</text:span></text:span></text:p>
      <text:p text:style-name="P28"><text:span text:style-name="Source_20_Text"><text:span text:style-name="T22"><text:s text:c="4"/>$x.append("The color property has the following value: " + $x.prop("color"));</text:span></text:span></text:p>
      <text:p text:style-name="P28"><text:span text:style-name="Source_20_Text"><text:span text:style-name="T22"><text:s text:c="4"/>$x.removeProp("color");</text:span></text:span></text:p>
      <text:p text:style-name="P28"><text:soft-page-break/><text:span text:style-name="Source_20_Text"><text:span text:style-name="T22"><text:s text:c="4"/>$x.append("&lt;br&gt;Now the color property has the following value: " + $x.prop("color"));</text:span></text:span></text:p>
      <text:p text:style-name="P28"><text:span text:style-name="Source_20_Text"><text:span text:style-name="T22"><text:s text:c="2"/>});</text:span></text:span></text:p>
      <text:p text:style-name="P28"><text:span text:style-name="Source_20_Text"><text:span text:style-name="T22">});</text:span></text:span></text:p>
      <text:p text:style-name="P28"><text:span text:style-name="Source_20_Text"><text:span text:style-name="T22">&lt;/script&gt;</text:span></text:span></text:p>
      <text:p text:style-name="P28"><text:span text:style-name="Source_20_Text"><text:span text:style-name="T22">&lt;/head&gt;</text:span></text:span></text:p>
      <text:p text:style-name="P28"><text:span text:style-name="Source_20_Text"><text:span text:style-name="T22">&lt;body&gt;</text:span></text:span></text:p>
      <text:p text:style-name="P28"><text:span text:style-name="Source_20_Text"><text:span text:style-name="T22"/></text:span></text:p>
      <text:p text:style-name="P28"><text:span text:style-name="Source_20_Text"><text:span text:style-name="T22">&lt;button&gt;Add and remove a property&lt;/button&gt;&lt;br&gt;&lt;br&gt;</text:span></text:span></text:p>
      <text:p text:style-name="P28"><text:span text:style-name="Source_20_Text"><text:span text:style-name="T22"/></text:span></text:p>
      <text:p text:style-name="P28"><text:span text:style-name="Source_20_Text"><text:span text:style-name="T22">&lt;div&gt;&lt;/div&gt;</text:span></text:span></text:p>
      <text:p text:style-name="P28"><text:span text:style-name="Source_20_Text"><text:span text:style-name="T22"/></text:span></text:p>
      <text:p text:style-name="P28"><text:span text:style-name="Source_20_Text"><text:span text:style-name="T22"/></text:span></text:p>
      <text:p text:style-name="P29"><text:span text:style-name="Source_20_Text"><text:span text:style-name="T23">8) <text:s/>find(), parent(),parents()………………………….</text:span></text:span></text:p>
      <text:p text:style-name="P29"><text:span text:style-name="Source_20_Text"><text:span text:style-name="T23"/></text:span></text:p>
      <text:h text:style-name="P39" text:outline-level="3"><text:span text:style-name="Source_20_Text"><text:span text:style-name="T24">Example</text:span></text:span><text:span text:style-name="Source_20_Text"><text:span text:style-name="T26">L find() <text:s/></text:span></text:span><text:span text:style-name="Source_20_Text"><text:span text:style-name="T28">w3schoo;</text:span></text:span></text:h>
      <text:p text:style-name="Text_20_body">Return all &lt;span&gt; elements that are descendants of &lt;ul&gt;:</text:p>
      <text:p text:style-name="P30"><text:span text:style-name="Source_20_Text"><text:span text:style-name="T25">$(document).ready(function(){</text:span></text:span></text:p>
      <text:p text:style-name="P30"><text:span text:style-name="Source_20_Text"><text:span text:style-name="T25"><text:s text:c="2"/>$("ul").find("span").css({"color": "red", "border": "2px solid red"});</text:span></text:span></text:p>
      <text:p text:style-name="P30"><text:span text:style-name="Source_20_Text"><text:span text:style-name="T25">});</text:span></text:span></text:p>
      <text:p text:style-name="P30"><text:span text:style-name="Source_20_Text"><text:span text:style-name="T25">&lt;/script&gt;</text:span></text:span></text:p>
      <text:p text:style-name="P30"><text:span text:style-name="Source_20_Text"><text:span text:style-name="T25">&lt;/head&gt;</text:span></text:span></text:p>
      <text:p text:style-name="P30"><text:span text:style-name="Source_20_Text"><text:span text:style-name="T25"/></text:span></text:p>
      <text:p text:style-name="P30"><text:span text:style-name="Source_20_Text"><text:span text:style-name="T25">&lt;body class="ancestors"&gt;body (great-grandparent)</text:span></text:span></text:p>
      <text:p text:style-name="P30"><text:span text:style-name="Source_20_Text"><text:span text:style-name="T25"><text:s text:c="2"/>&lt;div style="width:500px;"&gt;div (grandparent)</text:span></text:span></text:p>
      <text:p text:style-name="P30"><text:span text:style-name="Source_20_Text"><text:span text:style-name="T25"><text:s text:c="4"/>&lt;ul&gt;ul (direct parent) <text:s/></text:span></text:span></text:p>
      <text:p text:style-name="P30"><text:span text:style-name="Source_20_Text"><text:span text:style-name="T25"><text:s text:c="6"/>&lt;li&gt;li (child)</text:span></text:span></text:p>
      <text:p text:style-name="P30"><text:span text:style-name="Source_20_Text"><text:span text:style-name="T25"><text:s text:c="8"/>&lt;span&gt;span (grandchild)&lt;/span&gt;</text:span></text:span></text:p>
      <text:p text:style-name="P30"><text:span text:style-name="Source_20_Text"><text:span text:style-name="T25"><text:s text:c="6"/>&lt;/li&gt;</text:span></text:span></text:p>
      <text:p text:style-name="P30"><text:span text:style-name="Source_20_Text"><text:span text:style-name="T25"><text:s text:c="4"/>&lt;/ul&gt; <text:s text:c="2"/></text:span></text:span></text:p>
      <text:p text:style-name="P30"><text:span text:style-name="Source_20_Text"><text:span text:style-name="T25"><text:s text:c="2"/>&lt;/div&gt;</text:span></text:span></text:p>
      <text:p text:style-name="P30"><text:span text:style-name="Source_20_Text"><text:span text:style-name="T25">&lt;/body&gt;</text:span></text:span></text:p>
      <text:p text:style-name="P30"><text:span text:style-name="Source_20_Text"><text:span text:style-name="T25"/></text:span></text:p>
      <text:h text:style-name="P40" text:outline-level="3"><text:span text:style-name="Source_20_Text"><text:span text:style-name="T25">Example:</text:span></text:span><text:span text:style-name="Source_20_Text"><text:span text:style-name="T26">parent() : </text:span></text:span><text:span text:style-name="Source_20_Text"><text:span text:style-name="T27">w3school</text:span></text:span></text:h>
      <text:p text:style-name="Text_20_body">Return the direct parent element of &lt;span&gt;:</text:p>
      <text:p text:style-name="P32">&lt;script&gt;</text:p>
      <text:p text:style-name="P32">$(document).ready(function(){</text:p>
      <text:p text:style-name="P32"><text:s text:c="2"/>$("span").parent().css({"color": "red", "border": "2px solid red"});</text:p>
      <text:p text:style-name="P32">});</text:p>
      <text:p text:style-name="P32">&lt;/script&gt;</text:p>
      <text:p text:style-name="P32">&lt;/head&gt;</text:p>
      <text:p text:style-name="P32"/>
      <text:p text:style-name="P32">&lt;body class="ancestors"&gt;body (great-great-grandparent)</text:p>
      <text:p text:style-name="P32"><text:s text:c="2"/>&lt;div style="width:500px;"&gt;div (great-grandparent)</text:p>
      <text:p text:style-name="P32"><text:s text:c="4"/>&lt;ul&gt;ul (grandparent) <text:s/></text:p>
      <text:p text:style-name="P32"><text:s text:c="6"/>&lt;li&gt;li (direct parent)</text:p>
      <text:p text:style-name="P32"><text:soft-page-break/><text:s text:c="8"/>&lt;span&gt;span&lt;/span&gt;</text:p>
      <text:p text:style-name="P32"><text:s text:c="6"/>&lt;/li&gt;</text:p>
      <text:p text:style-name="P32"><text:s text:c="4"/>&lt;/ul&gt; <text:s text:c="2"/></text:p>
      <text:p text:style-name="P32"><text:s text:c="2"/>&lt;/div&gt;</text:p>
      <text:p text:style-name="P32">&lt;/body&gt;</text:p>
      <text:p text:style-name="P31"/>
      <text:h text:style-name="P41" text:outline-level="3">Example: <text:span text:style-name="T34">parents() w3school</text:span></text:h>
      <text:p text:style-name="Text_20_body">Return all ancestor elements of &lt;span&gt;:</text:p>
      <text:p text:style-name="P32">&lt;script&gt;</text:p>
      <text:p text:style-name="P32">$(document).ready(function(){</text:p>
      <text:p text:style-name="P32"><text:s text:c="2"/>$("span").parents().css({"color": "red", "border": "2px solid red"});</text:p>
      <text:p text:style-name="P32">});</text:p>
      <text:p text:style-name="P32">&lt;/script&gt;</text:p>
      <text:p text:style-name="P32">&lt;/head&gt;</text:p>
      <text:p text:style-name="P32"/>
      <text:p text:style-name="P32">&lt;body class="ancestors"&gt;body (great-great-grandparent)</text:p>
      <text:p text:style-name="P32"><text:s text:c="2"/>&lt;div style="width:500px;"&gt;div (great-grandparent)</text:p>
      <text:p text:style-name="P32"><text:s text:c="4"/>&lt;ul&gt;ul (grandparent) <text:s/></text:p>
      <text:p text:style-name="P32"><text:s text:c="6"/>&lt;li&gt;li (direct parent)</text:p>
      <text:p text:style-name="P32"><text:s text:c="8"/>&lt;span&gt;span&lt;/span&gt;</text:p>
      <text:p text:style-name="P32"><text:s text:c="6"/>&lt;/li&gt;</text:p>
      <text:p text:style-name="P32"><text:s text:c="4"/>&lt;/ul&gt; <text:s text:c="2"/></text:p>
      <text:p text:style-name="P32"><text:s text:c="2"/>&lt;/div&gt;</text:p>
      <text:p text:style-name="P32">&lt;/body&gt;</text:p>
      <text:p text:style-name="P32"/>
      <text:p text:style-name="P33">combile<text:span text:style-name="T35"> example: as</text:span><text:span text:style-name="T36">i</text:span><text:span text:style-name="T35">de nar actice jquery:</text:span></text:p>
      <text:p text:style-name="P31"/>
      <text:p text:style-name="P34"><text:span text:style-name="Source_20_Text"><text:span text:style-name="T13"><text:tab/></text:span></text:span><text:span text:style-name="Source_20_Text"><text:span text:style-name="T37">&lt;body&gt;</text:span></text:span></text:p>
      <text:p text:style-name="P34"><text:span text:style-name="Source_20_Text"><text:span text:style-name="T37"><text:tab/><text:tab/>&lt;div class="col-sm-3 col-md-2 sidebar"&gt;</text:span></text:span></text:p>
      <text:p text:style-name="P34"><text:span text:style-name="Source_20_Text"><text:span text:style-name="T37"><text:tab/><text:tab/><text:tab/>&lt;ul class="nav nav-sidebar"&gt;</text:span></text:span></text:p>
      <text:p text:style-name="P34"><text:span text:style-name="Source_20_Text"><text:span text:style-name="T37"><text:tab/><text:tab/><text:tab/><text:tab/>&lt;li class="active"&gt;&lt;a href="#"&gt;Add &lt;/a&gt;&lt;/li&gt;</text:span></text:span></text:p>
      <text:p text:style-name="P34"><text:span text:style-name="Source_20_Text"><text:span text:style-name="T37"><text:tab/><text:tab/><text:tab/><text:tab/>&lt;li&gt;&lt;a href="#"&gt;View/Modify&lt;/a&gt;&lt;/li&gt;</text:span></text:span></text:p>
      <text:p text:style-name="P34"><text:span text:style-name="Source_20_Text"><text:span text:style-name="T37"><text:tab/><text:tab/><text:tab/><text:tab/>&lt;li&gt;&lt;a href="#"&gt;Delete&lt;/a&gt;&lt;/li&gt;</text:span></text:span></text:p>
      <text:p text:style-name="P34"><text:span text:style-name="Source_20_Text"><text:span text:style-name="T37"><text:tab/><text:tab/><text:tab/>&lt;/ul&gt;</text:span></text:span></text:p>
      <text:p text:style-name="P34"><text:span text:style-name="Source_20_Text"><text:span text:style-name="T37">&lt;/div&gt;</text:span></text:span></text:p>
      <text:p text:style-name="P34"><text:span text:style-name="Source_20_Text"><text:span text:style-name="T37"/></text:span></text:p>
      <text:p text:style-name="P34"><text:span text:style-name="Source_20_Text"><text:span text:style-name="T37">&lt;script type="text/javascript"&gt;</text:span></text:span></text:p>
      <text:p text:style-name="P34"><text:span text:style-name="Source_20_Text"><text:span text:style-name="T37"><text:tab/>$('.nav a').on('click',function(){</text:span></text:span></text:p>
      <text:p text:style-name="P34"><text:span text:style-name="Source_20_Text"><text:span text:style-name="T37"><text:tab/><text:tab/>$('.nav').find('.active').removeClass('active');</text:span></text:span></text:p>
      <text:p text:style-name="P34"><text:span text:style-name="Source_20_Text"><text:span text:style-name="T37"><text:tab/><text:tab/>$(this).parent().addClass('active');</text:span></text:span></text:p>
      <text:p text:style-name="P34"><text:span text:style-name="Source_20_Text"><text:span text:style-name="T37"><text:tab/>});</text:span></text:span></text:p>
      <text:p text:style-name="P34"><text:span text:style-name="Source_20_Text"><text:span text:style-name="T37">&lt;/script&gt; <text:s text:c="3"/></text:span></text:span></text:p>
      <text:p text:style-name="P34"><text:span text:style-name="Source_20_Text"><text:span text:style-name="T37"/></text:span></text:p>
      <text:p text:style-name="P34"><text:span text:style-name="Source_20_Text"><text:span text:style-name="T37"/></text:span></text:p>
      <text:p text:style-name="P36"><text:span text:style-name="Source_20_Text"><text:span text:style-name="T33">9) index() Method:</text:span></text:span></text:p>
      <text:h text:style-name="P42" text:outline-level="3"><text:span text:style-name="Source_20_Text"><text:span text:style-name="T33">Example</text:span></text:span></text:h>
      <text:p text:style-name="Text_20_body">Get the index of the clicked &lt;li&gt; element :---</text:p>
      <text:p text:style-name="P37"><text:soft-page-break/>&lt;script&gt;</text:p>
      <text:p text:style-name="P37">$(document).ready(function(){</text:p>
      <text:p text:style-name="P37">$("#test li").each(function(){</text:p>
      <text:p text:style-name="P37"><text:tab/> <text:s/>$(this).click(function(){</text:p>
      <text:p text:style-name="P37"><text:s text:c="4"/><text:tab/>alert($(this).index());</text:p>
      <text:p text:style-name="P38"><text:s text:c="2"/>});</text:p>
      <text:p text:style-name="P37">});</text:p>
      <text:p text:style-name="P37"/>
      <text:p text:style-name="P37">});</text:p>
      <text:p text:style-name="P37">&lt;/script&gt;</text:p>
      <text:p text:style-name="P37">&lt;/head&gt;</text:p>
      <text:p text:style-name="P37">&lt;body&gt;</text:p>
      <text:p text:style-name="P37"/>
      <text:p text:style-name="P37">&lt;p&gt;Click the list items to get the index position, relative to its sibling elements&lt;/p&gt;</text:p>
      <text:p text:style-name="P37"/>
      <text:p text:style-name="P37">&lt;ul id='test'&gt;</text:p>
      <text:p text:style-name="P37"><text:s text:c="2"/>&lt;li&gt;Coffee&lt;/li&gt;</text:p>
      <text:p text:style-name="P37"><text:s text:c="2"/>&lt;li&gt;Milk&lt;/li&gt;</text:p>
      <text:p text:style-name="P37"><text:s text:c="2"/>&lt;li&gt;Soda&lt;/li&gt;</text:p>
      <text:p text:style-name="P37">&lt;/ul&gt;</text:p>
      <text:p text:style-name="P36"><text:span text:style-name="Source_20_Text"><text:span text:style-name="T38"/></text:span></text:p>
      <text:p text:style-name="P36"><text:span text:style-name="Source_20_Text"><text:span text:style-name="T3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0:27:04.932751221</meta:creation-date>
    <dc:date>2019-07-08T18:31:38.631629689</dc:date>
    <meta:editing-duration>PT6H6M56S</meta:editing-duration>
    <meta:editing-cycles>61</meta:editing-cycles>
    <meta:generator>LibreOffice/5.1.6.2$Linux_X86_64 LibreOffice_project/10m0$Build-2</meta:generator>
    <meta:document-statistic meta:table-count="0" meta:image-count="0" meta:object-count="0" meta:page-count="6" meta:paragraph-count="199" meta:word-count="453" meta:character-count="4950" meta:non-whitespace-character-count="4426"/>
  </office:meta>
</office:document-meta>
</file>